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Sans Pro" svg:font-family="'Source Sans Pro', ui-sans-serif, system-ui, apple-system, BlinkMacSystemFont, 'Segoe UI', Roboto, 'Helvetica Neue', Arial, 'Noto Sans', sans-serif, 'Apple Color Emoji', 'Segoe UI Emoji', 'Segoe UI Symbol', 'Noto Color Emoj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rsid="0000c514" officeooo:paragraph-rsid="0000c514"/>
    </style:style>
    <style:style style:name="T1" style:family="text">
      <style:text-properties fo:font-variant="normal" fo:text-transform="none" fo:color="#4b5563" style:font-name="Source Sans Pro" fo:font-size="12pt" fo:letter-spacing="normal" fo:font-style="normal" fo:font-weight="normal"/>
    </style:style>
    <style:style style:name="T2" style:family="text">
      <style:text-properties fo:font-variant="normal" fo:text-transform="none" fo:color="#4b5563" fo:letter-spacing="normal"/>
    </style:style>
    <style:style style:name="T3" style:family="text">
      <style:text-properties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y the way, you can evaluate the carbon footprint of your models’ training through several tools. For example ML CO2 Impact or Code Carbon which is integrated in 🤗 Transformers. To learn more about this, you can read this blog post which will show you how to generate an emissions.csv file with an estimate of the footprint of your training, as well as the documentation of 🤗 Transformers addressing this topic.</text:span></text:p>
      <text:p text:style-name="P2"><text:span text:style-name="T1">Reference:</text:span></text:p>
      <text:p text:style-name="P2"><text:span text:style-name="T1">1. ML CO2 </text:span><text:a xlink:type="simple" xlink:href="https://mlco2.github.io/impact/" text:style-name="Internet_20_link" text:visited-style-name="Visited_20_Internet_20_Link">https://mlco2.github.io/impact/</text:a></text:p>
      <text:p text:style-name="P2"><text:span text:style-name="T1">2. Code Carbon </text:span><text:a xlink:type="simple" xlink:href="https://codecarbon.io/" text:style-name="Internet_20_link" text:visited-style-name="Visited_20_Internet_20_Link">https://codecarbon.io/</text:a></text:p>
      <text:p text:style-name="P2"><text:span text:style-name="T1">3. Blog post for generate emissions.csv:</text:span></text:p>
      <text:p text:style-name="P2"><text:span text:style-name="T1"><text:tab/>https://huggingface.co/blog/carbon-emissions-on-the-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Sans Pro" svg:font-family="'Source Sans Pro', ui-sans-serif, system-ui, apple-system, BlinkMacSystemFont, 'Segoe UI', Roboto, 'Helvetica Neue', Arial, 'Noto Sans', sans-serif, 'Apple Color Emoji', 'Segoe UI Emoji', 'Segoe UI Symbol', 'Noto Color Emoj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6T21:06:21.313144049</meta:creation-date>
    <dc:date>2023-11-26T21:08:59.459896313</dc:date>
    <meta:editing-duration>PT2M39S</meta:editing-duration>
    <meta:editing-cycles>1</meta:editing-cycles>
    <meta:document-statistic meta:table-count="0" meta:image-count="0" meta:object-count="0" meta:page-count="1" meta:paragraph-count="6" meta:word-count="87" meta:character-count="595" meta:non-whitespace-character-count="513"/>
    <meta:generator>LibreOffice/6.0.7.3$Linux_X86_64 LibreOffice_project/00m0$Build-3</meta:generator>
  </office:meta>
</office:document-meta>
</file>